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6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 fo:margin-left="136.30pt" fo:text-indent="-84.30pt" fo:margin-right="52.60pt" fo:margin-top="4.2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40pt"/>
    </style:style>
    <style:style style:name="P4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5" style:family="paragraph">
      <style:paragraph-properties fo:line-height="100.00%" fo:text-align="left" fo:margin-left="5.25pt" fo:text-indent="0.00pt" fo:margin-top="0.05pt"/>
    </style:style>
    <style:style style:name="P6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7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8" style:family="paragraph">
      <style:paragraph-properties fo:line-height="100.00%" fo:text-align="left" fo:margin-left="5.25pt" fo:text-indent="0.00pt" fo:margin-top="0.05pt"/>
    </style:style>
    <style:style style:name="P9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10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11" style:family="paragraph">
      <style:paragraph-properties fo:line-height="100.00%" fo:text-align="left" fo:margin-left="5.25pt" fo:text-indent="0.00pt" fo:margin-top="0.05pt"/>
    </style:style>
    <style:style style:name="P12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13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14" style:family="paragraph">
      <style:paragraph-properties fo:line-height="100.00%" fo:text-align="left" fo:margin-left="5.25pt" fo:text-indent="0.00pt" fo:margin-top="0.05pt"/>
    </style:style>
    <style:style style:name="P15" style:family="paragraph">
      <style:paragraph-properties fo:line-height="100.00%" fo:text-align="left" fo:margin-left="6.25pt" fo:text-indent="0.00pt">
        <style:tab-stops>
          <style:tab-stop style:position="219.35pt"/>
          <style:tab-stop style:position="26310.9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0.15pt"/>
    </style:style>
    <style:style style:name="TableColumn0100" style:family="table-column">
      <style:table-column-properties style:column-width="3.133333in"/>
    </style:style>
    <style:style style:name="TableColumn0101" style:family="table-column">
      <style:table-column-properties style:column-width="3.195833in"/>
    </style:style>
    <style:style style:name="Table01" style:family="table">
      <style:table-properties style:width="6.329167in" fo:margin-left="0.000000in" style:writing-mode="lr" table:align="left" style:may-break-between-rows="true"/>
    </style:style>
    <style:style style:name="TableRow0100" style:family="table-row">
      <style:table-row-properties style:min-row-height="0.190972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90972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503472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90972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SETTING UP APPLICATION ENVIRONMENT</text:span><text:span text:style-name="T2"><text:s/></text:span><text:span text:style-name="T3">INSTALL</text:span><text:span text:style-name="T4"><text:s/></text:span><text:span text:style-name="T5">IBM</text:span><text:span text:style-name="T6"><text:s/></text:span><text:span text:style-name="T7">CLOUD</text:span><text:span text:style-name="T8"><text:s/></text:span><text:span text:style-name="T9">CLI</text:span></text:p>
      <text:p text:style-name="P2"><text:span text:style-name="T10"/></text:p>
      <text:p text:style-name="P2"><text:span text:style-name="T10"/></text:p>
      <text:p text:style-name="P3"><text:span text:style-name="T1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3">Date</text:span><text:span text:style-name="T14"/></text:p>
          </table:table-cell>
          <table:table-cell table:style-name="TableCell010001">
            <text:p text:style-name="P5"><text:span text:style-name="T15">26</text:span><text:span text:style-name="T16"><text:s/></text:span><text:span text:style-name="T17">October</text:span><text:span text:style-name="T18"><text:s/></text:span><text:span text:style-name="T19">2022</text:span><text:span text:style-name="T20"/></text:p>
          </table:table-cell>
        </table:table-row>
        <table:table-row table:style-name="TableRow0101">
          <table:table-cell table:style-name="TableCell010100">
            <text:p text:style-name="P8"><text:span text:style-name="T21">Team</text:span><text:span text:style-name="T22"><text:s/></text:span><text:span text:style-name="T23">ID</text:span><text:span text:style-name="T24"/></text:p>
          </table:table-cell>
          <table:table-cell table:style-name="TableCell010101">
            <text:p text:style-name="P8"><text:span text:style-name="T25">PNT2022TMID10587</text:span><text:span text:style-name="T26"/></text:p>
          </table:table-cell>
        </table:table-row>
        <table:table-row table:style-name="TableRow0102">
          <table:table-cell table:style-name="TableCell010200">
            <text:p text:style-name="P11"><text:span text:style-name="T27">Project</text:span><text:span text:style-name="T28"><text:s/></text:span><text:span text:style-name="T29">Name</text:span><text:span text:style-name="T30"/></text:p>
          </table:table-cell>
          <table:table-cell table:style-name="TableCell010201">
            <text:p text:style-name="P11"><text:span text:style-name="T31">SKILL</text:span><text:span text:style-name="T32"><text:s/></text:span><text:span text:style-name="T33">AND</text:span><text:span text:style-name="T34"><text:s/></text:span><text:span text:style-name="T35">JOB</text:span><text:span text:style-name="T36"><text:s/></text:span><text:span text:style-name="T37">RECOMMENDER</text:span><text:span text:style-name="T38"/></text:p>
          </table:table-cell>
        </table:table-row>
        <table:table-row table:style-name="TableRow0103">
          <table:table-cell table:style-name="TableCell010300">
            <text:p text:style-name="P14"><text:span text:style-name="T39">Maximum</text:span><text:span text:style-name="T40"><text:s/></text:span><text:span text:style-name="T41">Marks</text:span><text:span text:style-name="T42"/></text:p>
          </table:table-cell>
          <table:table-cell table:style-name="TableCell010301">
            <text:p text:style-name="P14"><text:span text:style-name="T43">8</text:span><text:span text:style-name="T44"><text:s/></text:span><text:span text:style-name="T45">Marks</text:span><text:span text:style-name="T46"/></text:p>
          </table:table-cell>
        </table:table-row>
      </table:table>
      <text:p text:style-name="P16"><text:span text:style-name="T47"/></text:p>
      <text:p text:style-name="P16"><text:span text:style-name="T47"/></text:p>
      <text:p text:style-name="P16"><text:span text:style-name="T47"/></text:p>
      <text:p text:style-name="P17"><draw:frame text:anchor-type="as-char" svg:width="152.59mm" svg:height="85.83mm" style:rel-width="scale" style:rel-height="scale"><draw:object-ole xlink:href="OleObj1"/><draw:image xlink:href="ObjectReplacements/OleObj1"/></draw:frame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